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81mm"/>
    </style:style>
    <style:style style:name="co4" style:family="table-column">
      <style:table-column-properties fo:break-before="auto" style:column-width="3.7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2.33mm"/>
    </style:style>
    <style:style style:name="co10" style:family="table-column">
      <style:table-column-properties fo:break-before="auto" style:column-width="44.54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67mm" fo:break-before="auto" style:use-optimal-row-height="false"/>
    </style:style>
    <style:style style:name="ro6" style:family="table-row">
      <style:table-row-properties style:row-height="6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Landscap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99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/>
    <style:style style:name="ce9" style:family="table-cell" style:parent-style-name="Default">
      <style:table-cell-properties fo:background-color="#0084d1"/>
      <style:text-properties fo:font-size="9pt" fo:font-weight="bold" style:font-size-asian="9pt" style:font-weight-asian="bold" style:font-size-complex="9pt" style:font-weight-complex="6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7pt" style:font-size-asian="7pt" style:font-size-complex="7pt"/>
    </style:style>
    <style:style style:name="ce22" style:family="table-cell" style:parent-style-name="Default">
      <style:text-properties fo:font-size="7pt" style:font-size-asian="7pt" style:font-size-complex="7pt"/>
    </style:style>
    <style:style style:name="ce23" style:family="table-cell" style:parent-style-name="Default">
      <style:text-properties fo:font-size="7pt" style:font-size-asian="7pt" style:font-size-complex="7pt"/>
    </style:style>
    <style:style style:name="ce24" style:family="table-cell" style:parent-style-name="Default">
      <style:text-properties fo:font-size="7pt" style:font-size-asian="7pt" style:font-size-complex="7pt"/>
    </style:style>
    <style:style style:name="ce25" style:family="table-cell" style:parent-style-name="Default">
      <style:text-properties fo:font-size="7pt" style:font-size-asian="7pt" style:font-size-complex="7pt"/>
    </style:style>
    <style:style style:name="ce26" style:family="table-cell" style:parent-style-name="Default">
      <style:text-properties fo:font-size="7pt" style:font-size-asian="7pt" style:font-size-complex="7pt"/>
    </style:style>
    <style:style style:name="ce27" style:family="table-cell" style:parent-style-name="Default">
      <style:text-properties fo:font-size="7pt" style:font-size-asian="7pt" style:font-size-complex="7pt"/>
    </style:style>
    <style:style style:name="ce28" style:family="table-cell" style:parent-style-name="Default">
      <style:table-cell-properties fo:background-color="#0084d1"/>
      <style:text-properties fo:font-size="12pt" fo:font-weight="bold" style:font-size-asian="12pt" style:font-weight-asian="bold" style:font-size-complex="12pt" style:font-weight-complex="600"/>
    </style:style>
    <style:style style:name="ce29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600"/>
    </style:style>
    <style:style style:name="ce30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AB_table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number-columns-repeated="4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pan ID</text:p>
          </table:table-cell>
          <table:table-cell table:style-name="ce3" office:value-type="string" calcext:value-type="string" table:number-columns-spanned="1" table:number-rows-spanned="2">
            <text:p>Span Length</text:p>
          </table:table-cell>
          <table:table-cell table:style-name="ce1" office:value-type="string" calcext:value-type="string" table:number-columns-spanned="1" table:number-rows-spanned="2">
            <text:p>Worm Count</text:p>
          </table:table-cell>
          <table:table-cell table:style-name="ce6" office:value-type="string" calcext:value-type="string" table:number-columns-spanned="40" table:number-rows-spanned="1">
            <text:p>Lineage Assigned Individuals – RADseq presence/absence</text:p>
          </table:table-cell>
          <table:covered-table-cell table:number-columns-repeated="39"/>
        </table:table-row>
        <table:table-row table:style-name="ro2">
          <table:covered-table-cell table:style-name="ce1"/>
          <table:covered-table-cell table:style-name="ce3"/>
          <table:covered-table-cell table:style-name="ce1"/>
          <table:table-cell table:style-name="ce7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number-columns-repeated="6" table:style-name="ce7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B</text:p>
          </table:table-cell>
          <table:table-cell table:number-columns-repeated="3" table:style-name="ce7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7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number-columns-repeated="11" table:style-name="ce7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number-columns-repeated="9" table:style-name="ce7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" office:value-type="float" office:value="128595" calcext:value-type="float">
            <text:p>128,595</text:p>
          </table:table-cell>
          <table:table-cell office:value-type="float" office:value="34" calcext:value-type="float">
            <text:p>34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4" office:value-type="float" office:value="197826" calcext:value-type="float">
            <text:p>197,826</text:p>
          </table:table-cell>
          <table:table-cell office:value-type="float" office:value="34" calcext:value-type="float">
            <text:p>3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7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4" office:value-type="float" office:value="342952" calcext:value-type="float">
            <text:p>342,952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"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4" office:value-type="float" office:value="179866" calcext:value-type="float">
            <text:p>179,866</text:p>
          </table:table-cell>
          <table:table-cell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" office:value-type="float" office:value="130705" calcext:value-type="float">
            <text:p>130,705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4" office:value-type="float" office:value="1684951" calcext:value-type="float">
            <text:p>1,684,951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4" office:value-type="float" office:value="152869" calcext:value-type="float">
            <text:p>152,869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4" office:value-type="float" office:value="132666" calcext:value-type="float">
            <text:p>132,666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float" office:value="196554" calcext:value-type="float">
            <text:p>196,554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float" office:value="194425" calcext:value-type="float">
            <text:p>194,42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float" office:value="137943" calcext:value-type="float">
            <text:p>137,943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float" office:value="245617" calcext:value-type="float">
            <text:p>245,61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float" office:value="273921" calcext:value-type="float">
            <text:p>273,92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float" office:value="1242521" calcext:value-type="float">
            <text:p>1,242,521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" office:value-type="float" office:value="396215" calcext:value-type="float">
            <text:p>396,2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float" office:value="188161" calcext:value-type="float">
            <text:p>188,161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" office:value-type="float" office:value="82808" calcext:value-type="float">
            <text:p>82,808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float" office:value="230554" calcext:value-type="float">
            <text:p>230,554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4" office:value-type="float" office:value="161854" calcext:value-type="float">
            <text:p>161,854</text:p>
          </table:table-cell>
          <table:table-cell office:value-type="float" office:value="3" calcext:value-type="float">
            <text:p>3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4" office:value-type="float" office:value="116039" calcext:value-type="float">
            <text:p>116,039</text:p>
          </table:table-cell>
          <table:table-cell office:value-type="float" office:value="3" calcext:value-type="float">
            <text:p>3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4" office:value-type="float" office:value="148307" calcext:value-type="float">
            <text:p>148,307</text:p>
          </table:table-cell>
          <table:table-cell office:value-type="float" office:value="3" calcext:value-type="float">
            <text:p>3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4" office:value-type="float" office:value="161959" calcext:value-type="float">
            <text:p>161,959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4" office:value-type="float" office:value="112621" calcext:value-type="float">
            <text:p>112,6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4" office:value-type="float" office:value="161393" calcext:value-type="float">
            <text:p>161,393</text:p>
          </table:table-cell>
          <table:table-cell office:value-type="float" office:value="3" calcext:value-type="float">
            <text:p>3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4" office:value-type="float" office:value="91126" calcext:value-type="float">
            <text:p>91,126</text:p>
          </table:table-cell>
          <table:table-cell office:value-type="float" office:value="2" calcext:value-type="float">
            <text:p>2</text:p>
          </table:table-cell>
          <table:table-cell table:number-columns-repeated="28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4" office:value-type="float" office:value="88187" calcext:value-type="float">
            <text:p>88,18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4" office:value-type="float" office:value="74918" calcext:value-type="float">
            <text:p>74,91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4" office:value-type="float" office:value="163077" calcext:value-type="float">
            <text:p>163,077</text:p>
          </table:table-cell>
          <table:table-cell office:value-type="float" office:value="2" calcext:value-type="float">
            <text:p>2</text:p>
          </table:table-cell>
          <table:table-cell table:number-columns-repeated="2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4" office:value-type="float" office:value="145588" calcext:value-type="float">
            <text:p>145,588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4" office:value-type="float" office:value="101531" calcext:value-type="float">
            <text:p>101,53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4" office:value-type="float" office:value="68873" calcext:value-type="float">
            <text:p>68,87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4" office:value-type="float" office:value="85505" calcext:value-type="float">
            <text:p>85,50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4" office:value-type="float" office:value="118406" calcext:value-type="float">
            <text:p>118,406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4" office:value-type="float" office:value="206854" calcext:value-type="float">
            <text:p>206,85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4" office:value-type="float" office:value="108491" calcext:value-type="float">
            <text:p>108,491</text:p>
          </table:table-cell>
          <table:table-cell office:value-type="float" office:value="2" calcext:value-type="float">
            <text:p>2</text:p>
          </table:table-cell>
          <table:table-cell table:number-columns-repeated="3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4" office:value-type="float" office:value="84063" calcext:value-type="float">
            <text:p>84,063</text:p>
          </table:table-cell>
          <table:table-cell office:value-type="float" office:value="2" calcext:value-type="float">
            <text:p>2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4" office:value-type="float" office:value="180822" calcext:value-type="float">
            <text:p>180,822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4" office:value-type="float" office:value="114053" calcext:value-type="float">
            <text:p>114,053</text:p>
          </table:table-cell>
          <table:table-cell office:value-type="float" office:value="2" calcext:value-type="float">
            <text:p>2</text:p>
          </table:table-cell>
          <table:table-cell table:number-columns-repeated="36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4" office:value-type="float" office:value="141524" calcext:value-type="float">
            <text:p>141,52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4" office:value-type="float" office:value="87384" calcext:value-type="float">
            <text:p>87,384</text:p>
          </table:table-cell>
          <table:table-cell office:value-type="float" office:value="2" calcext:value-type="float">
            <text:p>2</text:p>
          </table:table-cell>
          <table:table-cell table:number-columns-repeated="3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4" office:value-type="float" office:value="90540" calcext:value-type="float">
            <text:p>90,540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4" office:value-type="float" office:value="83444" calcext:value-type="float">
            <text:p>83,444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4" office:value-type="float" office:value="123141" calcext:value-type="float">
            <text:p>123,14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4" office:value-type="float" office:value="115936" calcext:value-type="float">
            <text:p>115,93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4" office:value-type="float" office:value="71443" calcext:value-type="float">
            <text:p>71,443</text:p>
          </table:table-cell>
          <table:table-cell office:value-type="float" office:value="2" calcext:value-type="float">
            <text:p>2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4" office:value-type="float" office:value="171797" calcext:value-type="float">
            <text:p>171,797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4" office:value-type="float" office:value="128424" calcext:value-type="float">
            <text:p>128,424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4" office:value-type="float" office:value="109106" calcext:value-type="float">
            <text:p>109,106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4" office:value-type="float" office:value="128650" calcext:value-type="float">
            <text:p>128,650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4" office:value-type="float" office:value="152186" calcext:value-type="float">
            <text:p>152,186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4" office:value-type="float" office:value="260692" calcext:value-type="float">
            <text:p>260,692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4" office:value-type="float" office:value="224340" calcext:value-type="float">
            <text:p>224,340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4" office:value-type="float" office:value="102594" calcext:value-type="float">
            <text:p>102,594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4" office:value-type="float" office:value="112718" calcext:value-type="float">
            <text:p>112,718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4" office:value-type="float" office:value="102967" calcext:value-type="float">
            <text:p>102,96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4" office:value-type="float" office:value="104754" calcext:value-type="float">
            <text:p>104,754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4" office:value-type="float" office:value="134343" calcext:value-type="float">
            <text:p>134,343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4" office:value-type="float" office:value="98773" calcext:value-type="float">
            <text:p>98,77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4" office:value-type="float" office:value="302624" calcext:value-type="float">
            <text:p>302,62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4" office:value-type="float" office:value="366649" calcext:value-type="float">
            <text:p>366,649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4" office:value-type="float" office:value="103377" calcext:value-type="float">
            <text:p>103,377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4" office:value-type="float" office:value="512484" calcext:value-type="float">
            <text:p>512,484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8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4" office:value-type="float" office:value="198372" calcext:value-type="float">
            <text:p>198,372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4" office:value-type="float" office:value="176705" calcext:value-type="float">
            <text:p>176,705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4" office:value-type="float" office:value="189890" calcext:value-type="float">
            <text:p>189,890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5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4" office:value-type="float" office:value="208853" calcext:value-type="float">
            <text:p>208,853</text:p>
          </table:table-cell>
          <table:table-cell office:value-type="float" office:value="2" calcext:value-type="float">
            <text:p>2</text:p>
          </table:table-cell>
          <table:table-cell table:number-columns-repeated="2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4" office:value-type="float" office:value="159024" calcext:value-type="float">
            <text:p>159,02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4" office:value-type="float" office:value="81751" calcext:value-type="float">
            <text:p>81,751</text:p>
          </table:table-cell>
          <table:table-cell office:value-type="float" office:value="2" calcext:value-type="float">
            <text:p>2</text:p>
          </table:table-cell>
          <table:table-cell table:number-columns-repeated="3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4" office:value-type="float" office:value="70819" calcext:value-type="float">
            <text:p>70,819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4" office:value-type="float" office:value="61414" calcext:value-type="float">
            <text:p>61,41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4" office:value-type="float" office:value="86654" calcext:value-type="float">
            <text:p>86,654</text:p>
          </table:table-cell>
          <table:table-cell office:value-type="float" office:value="2" calcext:value-type="float">
            <text:p>2</text:p>
          </table:table-cell>
          <table:table-cell table:number-columns-repeated="2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4" office:value-type="float" office:value="146679" calcext:value-type="float">
            <text:p>146,679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4" office:value-type="float" office:value="139737" calcext:value-type="float">
            <text:p>139,73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4" office:value-type="float" office:value="172844" calcext:value-type="float">
            <text:p>172,84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4" office:value-type="float" office:value="159789" calcext:value-type="float">
            <text:p>159,789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4" office:value-type="float" office:value="192860" calcext:value-type="float">
            <text:p>192,86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4" office:value-type="float" office:value="195885" calcext:value-type="float">
            <text:p>195,88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4" office:value-type="float" office:value="116364" calcext:value-type="float">
            <text:p>116,364</text:p>
          </table:table-cell>
          <table:table-cell office:value-type="float" office:value="2" calcext:value-type="float">
            <text:p>2</text:p>
          </table:table-cell>
          <table:table-cell table:number-columns-repeated="3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4" office:value-type="float" office:value="96398" calcext:value-type="float">
            <text:p>96,398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4" office:value-type="float" office:value="198747" calcext:value-type="float">
            <text:p>198,74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4" office:value-type="float" office:value="142453" calcext:value-type="float">
            <text:p>142,453</text:p>
          </table:table-cell>
          <table:table-cell office:value-type="float" office:value="2" calcext:value-type="float">
            <text:p>2</text:p>
          </table:table-cell>
          <table:table-cell table:number-columns-repeated="2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4" office:value-type="float" office:value="339852" calcext:value-type="float">
            <text:p>339,85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4" office:value-type="float" office:value="96777" calcext:value-type="float">
            <text:p>96,777</text:p>
          </table:table-cell>
          <table:table-cell office:value-type="float" office:value="2" calcext:value-type="float">
            <text:p>2</text:p>
          </table:table-cell>
          <table:table-cell table:number-columns-repeated="1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4" office:value-type="float" office:value="130835" calcext:value-type="float">
            <text:p>130,835</text:p>
          </table:table-cell>
          <table:table-cell office:value-type="float" office:value="2" calcext:value-type="float">
            <text:p>2</text:p>
          </table:table-cell>
          <table:table-cell table:number-columns-repeated="1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4" office:value-type="float" office:value="590193" calcext:value-type="float">
            <text:p>590,193</text:p>
          </table:table-cell>
          <table:table-cell office:value-type="float" office:value="2" calcext:value-type="float">
            <text:p>2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4" office:value-type="float" office:value="174507" calcext:value-type="float">
            <text:p>174,50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4" office:value-type="float" office:value="146876" calcext:value-type="float">
            <text:p>146,876</text:p>
          </table:table-cell>
          <table:table-cell office:value-type="float" office:value="2" calcext:value-type="float">
            <text:p>2</text:p>
          </table:table-cell>
          <table:table-cell table:number-columns-repeated="1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4" office:value-type="float" office:value="182673" calcext:value-type="float">
            <text:p>182,673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4" office:value-type="float" office:value="133852" calcext:value-type="float">
            <text:p>133,852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4" office:value-type="float" office:value="215780" calcext:value-type="float">
            <text:p>215,780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4" office:value-type="float" office:value="355721" calcext:value-type="float">
            <text:p>355,721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4" office:value-type="float" office:value="262578" calcext:value-type="float">
            <text:p>262,578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4" office:value-type="float" office:value="180574" calcext:value-type="float">
            <text:p>180,574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4" office:value-type="float" office:value="228916" calcext:value-type="float">
            <text:p>228,916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4" office:value-type="float" office:value="279080" calcext:value-type="float">
            <text:p>279,08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4" office:value-type="float" office:value="122330" calcext:value-type="float">
            <text:p>122,330</text:p>
          </table:table-cell>
          <table:table-cell office:value-type="float" office:value="2" calcext:value-type="float">
            <text:p>2</text:p>
          </table:table-cell>
          <table:table-cell table:number-columns-repeated="2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4" office:value-type="float" office:value="137672" calcext:value-type="float">
            <text:p>137,672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4" office:value-type="float" office:value="108979" calcext:value-type="float">
            <text:p>108,979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4" office:value-type="float" office:value="92003" calcext:value-type="float">
            <text:p>92,003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4" office:value-type="float" office:value="101609" calcext:value-type="float">
            <text:p>101,609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4" office:value-type="float" office:value="164658" calcext:value-type="float">
            <text:p>164,65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1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4" office:value-type="float" office:value="279131" calcext:value-type="float">
            <text:p>279,131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4" office:value-type="float" office:value="204374" calcext:value-type="float">
            <text:p>204,374</text:p>
          </table:table-cell>
          <table:table-cell office:value-type="float" office:value="2" calcext:value-type="float">
            <text:p>2</text:p>
          </table:table-cell>
          <table:table-cell table:number-columns-repeated="2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4" office:value-type="float" office:value="158834" calcext:value-type="float">
            <text:p>158,83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4" office:value-type="float" office:value="73604" calcext:value-type="float">
            <text:p>73,60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1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4" office:value-type="float" office:value="147069" calcext:value-type="float">
            <text:p>147,069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4" office:value-type="float" office:value="217675" calcext:value-type="float">
            <text:p>217,675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8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4" office:value-type="float" office:value="496191" calcext:value-type="float">
            <text:p>496,19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8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4" office:value-type="float" office:value="413452" calcext:value-type="float">
            <text:p>413,452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4" office:value-type="float" office:value="376558" calcext:value-type="float">
            <text:p>376,558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4" office:value-type="float" office:value="283407" calcext:value-type="float">
            <text:p>283,407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4" office:value-type="float" office:value="96682" calcext:value-type="float">
            <text:p>96,682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4" office:value-type="float" office:value="215540" calcext:value-type="float">
            <text:p>215,54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4" office:value-type="float" office:value="134360" calcext:value-type="float">
            <text:p>134,36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4" office:value-type="float" office:value="204508" calcext:value-type="float">
            <text:p>204,508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4" office:value-type="float" office:value="134636" calcext:value-type="float">
            <text:p>134,636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4" office:value-type="float" office:value="175320" calcext:value-type="float">
            <text:p>175,320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4" office:value-type="float" office:value="98424" calcext:value-type="float">
            <text:p>98,42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4" office:value-type="float" office:value="117674" calcext:value-type="float">
            <text:p>117,674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4" office:value-type="float" office:value="419321" calcext:value-type="float">
            <text:p>419,321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4" office:value-type="float" office:value="426321" calcext:value-type="float">
            <text:p>426,32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4" office:value-type="float" office:value="291377" calcext:value-type="float">
            <text:p>291,377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4" office:value-type="float" office:value="212512" calcext:value-type="float">
            <text:p>212,512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4" office:value-type="float" office:value="299980" calcext:value-type="float">
            <text:p>299,98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8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4" office:value-type="float" office:value="103017" calcext:value-type="float">
            <text:p>103,017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4" office:value-type="float" office:value="78301" calcext:value-type="float">
            <text:p>78,301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4" office:value-type="float" office:value="97800" calcext:value-type="float">
            <text:p>97,800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4" office:value-type="float" office:value="112059" calcext:value-type="float">
            <text:p>112,059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4" office:value-type="float" office:value="110352" calcext:value-type="float">
            <text:p>110,352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4" office:value-type="float" office:value="58520" calcext:value-type="float">
            <text:p>58,52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4" office:value-type="float" office:value="112305" calcext:value-type="float">
            <text:p>112,305</text:p>
          </table:table-cell>
          <table:table-cell office:value-type="float" office:value="2" calcext:value-type="float">
            <text:p>2</text:p>
          </table:table-cell>
          <table:table-cell table:number-columns-repeated="21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4" office:value-type="float" office:value="142928" calcext:value-type="float">
            <text:p>142,928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4" office:value-type="float" office:value="314314" calcext:value-type="float">
            <text:p>314,31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4" office:value-type="float" office:value="215856" calcext:value-type="float">
            <text:p>215,856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4" office:value-type="float" office:value="142138" calcext:value-type="float">
            <text:p>142,138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4" office:value-type="float" office:value="438890" calcext:value-type="float">
            <text:p>438,890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4" office:value-type="float" office:value="367328" calcext:value-type="float">
            <text:p>367,328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4" office:value-type="float" office:value="440793" calcext:value-type="float">
            <text:p>440,793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4" office:value-type="float" office:value="529773" calcext:value-type="float">
            <text:p>529,773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4" office:value-type="float" office:value="395200" calcext:value-type="float">
            <text:p>395,200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4" office:value-type="float" office:value="175837" calcext:value-type="float">
            <text:p>175,837</text:p>
          </table:table-cell>
          <table:table-cell office:value-type="float" office:value="2" calcext:value-type="float">
            <text:p>2</text:p>
          </table:table-cell>
          <table:table-cell table:number-columns-repeated="1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4" office:value-type="float" office:value="130232" calcext:value-type="float">
            <text:p>130,232</text:p>
          </table:table-cell>
          <table:table-cell office:value-type="float" office:value="2" calcext:value-type="float">
            <text:p>2</text:p>
          </table:table-cell>
          <table:table-cell table:number-columns-repeated="2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4" office:value-type="float" office:value="150475" calcext:value-type="float">
            <text:p>150,475</text:p>
          </table:table-cell>
          <table:table-cell office:value-type="float" office:value="2" calcext:value-type="float">
            <text:p>2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4" office:value-type="float" office:value="830194" calcext:value-type="float">
            <text:p>830,194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4" office:value-type="float" office:value="557351" calcext:value-type="float">
            <text:p>557,35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4" office:value-type="float" office:value="122716" calcext:value-type="float">
            <text:p>122,716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4" office:value-type="float" office:value="116167" calcext:value-type="float">
            <text:p>116,167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4" office:value-type="float" office:value="121865" calcext:value-type="float">
            <text:p>121,86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4" office:value-type="float" office:value="538527" calcext:value-type="float">
            <text:p>538,527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4" office:value-type="float" office:value="299248" calcext:value-type="float">
            <text:p>299,248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4" office:value-type="float" office:value="416947" calcext:value-type="float">
            <text:p>416,947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4" office:value-type="float" office:value="338355" calcext:value-type="float">
            <text:p>338,355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4" office:value-type="float" office:value="97804" calcext:value-type="float">
            <text:p>97,804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4" office:value-type="float" office:value="109429" calcext:value-type="float">
            <text:p>109,429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4" office:value-type="float" office:value="137336" calcext:value-type="float">
            <text:p>137,336</text:p>
          </table:table-cell>
          <table:table-cell office:value-type="float" office:value="2" calcext:value-type="float">
            <text:p>2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4" office:value-type="float" office:value="104604" calcext:value-type="float">
            <text:p>104,604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4" office:value-type="float" office:value="60734" calcext:value-type="float">
            <text:p>60,734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4" office:value-type="float" office:value="149033" calcext:value-type="float">
            <text:p>149,033</text:p>
          </table:table-cell>
          <table:table-cell office:value-type="float" office:value="2" calcext:value-type="float">
            <text:p>2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4" office:value-type="float" office:value="133671" calcext:value-type="float">
            <text:p>133,67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4" office:value-type="float" office:value="179777" calcext:value-type="float">
            <text:p>179,777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" office:value-type="float" office:value="1029773" calcext:value-type="float">
            <text:p>1,029,77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5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4" office:value-type="float" office:value="1691315" calcext:value-type="float">
            <text:p>1,691,315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4" office:value-type="float" office:value="1039801" calcext:value-type="float">
            <text:p>1,039,80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4" office:value-type="float" office:value="1685284" calcext:value-type="float">
            <text:p>1,685,28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4" office:value-type="float" office:value="1396959" calcext:value-type="float">
            <text:p>1,396,959</text:p>
          </table:table-cell>
          <table:table-cell office:value-type="float" office:value="1" calcext:value-type="float">
            <text:p>1</text:p>
          </table:table-cell>
          <table:table-cell table:number-columns-repeated="2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4" office:value-type="float" office:value="2801616" calcext:value-type="float">
            <text:p>2,801,616</text:p>
          </table:table-cell>
          <table:table-cell office:value-type="float" office:value="1" calcext:value-type="float">
            <text:p>1</text:p>
          </table:table-cell>
          <table:table-cell table:number-columns-repeated="2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4" office:value-type="float" office:value="2271816" calcext:value-type="float">
            <text:p>2,271,81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4" office:value-type="float" office:value="1805805" calcext:value-type="float">
            <text:p>1,805,805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4" office:value-type="float" office:value="2052761" calcext:value-type="float">
            <text:p>2,052,761</text:p>
          </table:table-cell>
          <table:table-cell office:value-type="float" office:value="1" calcext:value-type="float">
            <text:p>1</text:p>
          </table:table-cell>
          <table:table-cell table:number-columns-repeated="3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4" office:value-type="float" office:value="2413674" calcext:value-type="float">
            <text:p>2,413,674</text:p>
          </table:table-cell>
          <table:table-cell office:value-type="float" office:value="1" calcext:value-type="float">
            <text:p>1</text:p>
          </table:table-cell>
          <table:table-cell table:number-columns-repeated="3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4" office:value-type="float" office:value="1958778" calcext:value-type="float">
            <text:p>1,958,778</text:p>
          </table:table-cell>
          <table:table-cell office:value-type="float" office:value="1" calcext:value-type="float">
            <text:p>1</text:p>
          </table:table-cell>
          <table:table-cell table:number-columns-repeated="3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float" office:value="1598803" calcext:value-type="float">
            <text:p>1,598,803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 office:value-type="float" office:value="2320254" calcext:value-type="float">
            <text:p>2,320,254</text:p>
          </table:table-cell>
          <table:table-cell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4" office:value-type="float" office:value="1695318" calcext:value-type="float">
            <text:p>1,695,318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 office:value-type="float" office:value="1774093" calcext:value-type="float">
            <text:p>1,774,093</text:p>
          </table:table-cell>
          <table:table-cell office:value-type="float" office:value="1" calcext:value-type="float">
            <text:p>1</text:p>
          </table:table-cell>
          <table:table-cell table:number-columns-repeated="3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 office:value-type="float" office:value="1301883" calcext:value-type="float">
            <text:p>1,301,883</text:p>
          </table:table-cell>
          <table:table-cell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4" office:value-type="float" office:value="1527250" calcext:value-type="float">
            <text:p>1,527,250</text:p>
          </table:table-cell>
          <table:table-cell office:value-type="float" office:value="1" calcext:value-type="float">
            <text:p>1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4" office:value-type="float" office:value="1445654" calcext:value-type="float">
            <text:p>1,445,654</text:p>
          </table:table-cell>
          <table:table-cell office:value-type="float" office:value="1" calcext:value-type="float">
            <text:p>1</text:p>
          </table:table-cell>
          <table:table-cell table:number-columns-repeated="3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4" office:value-type="float" office:value="2002919" calcext:value-type="float">
            <text:p>2,002,919</text:p>
          </table:table-cell>
          <table:table-cell office:value-type="float" office:value="1" calcext:value-type="float">
            <text:p>1</text:p>
          </table:table-cell>
          <table:table-cell table:number-columns-repeated="2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4" office:value-type="float" office:value="4291593" calcext:value-type="float">
            <text:p>4,291,593</text:p>
          </table:table-cell>
          <table:table-cell office:value-type="float" office:value="1" calcext:value-type="float">
            <text:p>1</text:p>
          </table:table-cell>
          <table:table-cell table:number-columns-repeated="2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4" office:value-type="float" office:value="1880379" calcext:value-type="float">
            <text:p>1,880,379</text:p>
          </table:table-cell>
          <table:table-cell office:value-type="float" office:value="1" calcext:value-type="float">
            <text:p>1</text:p>
          </table:table-cell>
          <table:table-cell table:number-columns-repeated="2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8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4" office:value-type="float" office:value="2091976" calcext:value-type="float">
            <text:p>2,091,976</text:p>
          </table:table-cell>
          <table:table-cell office:value-type="float" office:value="1" calcext:value-type="float">
            <text:p>1</text:p>
          </table:table-cell>
          <table:table-cell table:number-columns-repeated="3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4" office:value-type="float" office:value="1492027" calcext:value-type="float">
            <text:p>1,492,027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2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4" office:value-type="float" office:value="2809289" calcext:value-type="float">
            <text:p>2,809,289</text:p>
          </table:table-cell>
          <table:table-cell office:value-type="float" office:value="1" calcext:value-type="float">
            <text:p>1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4" office:value-type="float" office:value="2205068" calcext:value-type="float">
            <text:p>2,205,068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4" office:value-type="float" office:value="2181019" calcext:value-type="float">
            <text:p>2,181,019</text:p>
          </table:table-cell>
          <table:table-cell office:value-type="float" office:value="1" calcext:value-type="float">
            <text:p>1</text:p>
          </table:table-cell>
          <table:table-cell table:number-columns-repeated="3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4" office:value-type="float" office:value="3209703" calcext:value-type="float">
            <text:p>3,209,703</text:p>
          </table:table-cell>
          <table:table-cell office:value-type="float" office:value="1" calcext:value-type="float">
            <text:p>1</text:p>
          </table:table-cell>
          <table:table-cell table:number-columns-repeated="2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4" office:value-type="float" office:value="4458886" calcext:value-type="float">
            <text:p>4,458,886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1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4" office:value-type="float" office:value="2167615" calcext:value-type="float">
            <text:p>2,167,615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4" office:value-type="float" office:value="1234435" calcext:value-type="float">
            <text:p>1,234,435</text:p>
          </table:table-cell>
          <table:table-cell office:value-type="float" office:value="1" calcext:value-type="float">
            <text:p>1</text:p>
          </table:table-cell>
          <table:table-cell table:number-columns-repeated="3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4" office:value-type="float" office:value="5903339" calcext:value-type="float">
            <text:p>5,903,339</text:p>
          </table:table-cell>
          <table:table-cell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4" office:value-type="float" office:value="4453084" calcext:value-type="float">
            <text:p>4,453,084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4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4" office:value-type="float" office:value="2138761" calcext:value-type="float">
            <text:p>2,138,761</text:p>
          </table:table-cell>
          <table:table-cell office:value-type="float" office:value="1" calcext:value-type="float">
            <text:p>1</text:p>
          </table:table-cell>
          <table:table-cell table:number-columns-repeated="2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4" office:value-type="float" office:value="3021136" calcext:value-type="float">
            <text:p>3,021,136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6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4" office:value-type="float" office:value="4222623" calcext:value-type="float">
            <text:p>4,222,623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8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4" office:value-type="float" office:value="3550924" calcext:value-type="float">
            <text:p>3,550,924</text:p>
          </table:table-cell>
          <table:table-cell office:value-type="float" office:value="1" calcext:value-type="float">
            <text:p>1</text:p>
          </table:table-cell>
          <table:table-cell table:number-columns-repeated="36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4" office:value-type="float" office:value="4063746" calcext:value-type="float">
            <text:p>4,063,74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8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4" office:value-type="float" office:value="1874992" calcext:value-type="float">
            <text:p>1,874,992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5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4" office:value-type="float" office:value="5958065" calcext:value-type="float">
            <text:p>5,958,065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9" table:style-name="ce8" office:value-type="float" office:value="0" calcext:value-type="float">
            <text:p>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4" office:value-type="float" office:value="3182021" calcext:value-type="float">
            <text:p>3,182,02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table:style-name="ce8"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formula="of:=SUM([.D3:.D202])" office:value-type="float" office:value="16" calcext:value-type="float">
            <text:p>16</text:p>
          </table:table-cell>
          <table:table-cell table:formula="of:=SUM([.E3:.E202])" office:value-type="float" office:value="21" calcext:value-type="float">
            <text:p>21</text:p>
          </table:table-cell>
          <table:table-cell table:formula="of:=SUM([.F3:.F202])" office:value-type="float" office:value="19" calcext:value-type="float">
            <text:p>19</text:p>
          </table:table-cell>
          <table:table-cell table:formula="of:=SUM([.G3:.G202])" office:value-type="float" office:value="21" calcext:value-type="float">
            <text:p>21</text:p>
          </table:table-cell>
          <table:table-cell table:formula="of:=SUM([.H3:.H202])" office:value-type="float" office:value="9" calcext:value-type="float">
            <text:p>9</text:p>
          </table:table-cell>
          <table:table-cell table:formula="of:=SUM([.I3:.I202])" office:value-type="float" office:value="12" calcext:value-type="float">
            <text:p>12</text:p>
          </table:table-cell>
          <table:table-cell table:formula="of:=SUM([.J3:.J202])" office:value-type="float" office:value="13" calcext:value-type="float">
            <text:p>13</text:p>
          </table:table-cell>
          <table:table-cell table:formula="of:=SUM([.K3:.K202])" office:value-type="float" office:value="9" calcext:value-type="float">
            <text:p>9</text:p>
          </table:table-cell>
          <table:table-cell table:formula="of:=SUM([.L3:.L202])" office:value-type="float" office:value="26" calcext:value-type="float">
            <text:p>26</text:p>
          </table:table-cell>
          <table:table-cell table:formula="of:=SUM([.M3:.M202])" office:value-type="float" office:value="10" calcext:value-type="float">
            <text:p>10</text:p>
          </table:table-cell>
          <table:table-cell table:formula="of:=SUM([.N3:.N202])" office:value-type="float" office:value="39" calcext:value-type="float">
            <text:p>39</text:p>
          </table:table-cell>
          <table:table-cell table:formula="of:=SUM([.O3:.O202])" office:value-type="float" office:value="22" calcext:value-type="float">
            <text:p>22</text:p>
          </table:table-cell>
          <table:table-cell table:formula="of:=SUM([.P3:.P202])" office:value-type="float" office:value="9" calcext:value-type="float">
            <text:p>9</text:p>
          </table:table-cell>
          <table:table-cell table:formula="of:=SUM([.Q3:.Q202])" office:value-type="float" office:value="11" calcext:value-type="float">
            <text:p>11</text:p>
          </table:table-cell>
          <table:table-cell table:formula="of:=SUM([.R3:.R202])" office:value-type="float" office:value="10" calcext:value-type="float">
            <text:p>10</text:p>
          </table:table-cell>
          <table:table-cell table:formula="of:=SUM([.S3:.S202])" office:value-type="float" office:value="28" calcext:value-type="float">
            <text:p>28</text:p>
          </table:table-cell>
          <table:table-cell table:formula="of:=SUM([.T3:.T202])" office:value-type="float" office:value="13" calcext:value-type="float">
            <text:p>13</text:p>
          </table:table-cell>
          <table:table-cell table:formula="of:=SUM([.U3:.U202])" office:value-type="float" office:value="23" calcext:value-type="float">
            <text:p>23</text:p>
          </table:table-cell>
          <table:table-cell table:formula="of:=SUM([.V3:.V202])" office:value-type="float" office:value="9" calcext:value-type="float">
            <text:p>9</text:p>
          </table:table-cell>
          <table:table-cell table:formula="of:=SUM([.W3:.W202])" office:value-type="float" office:value="15" calcext:value-type="float">
            <text:p>15</text:p>
          </table:table-cell>
          <table:table-cell table:formula="of:=SUM([.X3:.X202])" office:value-type="float" office:value="14" calcext:value-type="float">
            <text:p>14</text:p>
          </table:table-cell>
          <table:table-cell table:formula="of:=SUM([.Y3:.Y202])" office:value-type="float" office:value="16" calcext:value-type="float">
            <text:p>16</text:p>
          </table:table-cell>
          <table:table-cell table:formula="of:=SUM([.Z3:.Z202])" office:value-type="float" office:value="33" calcext:value-type="float">
            <text:p>33</text:p>
          </table:table-cell>
          <table:table-cell table:formula="of:=SUM([.AA3:.AA202])" office:value-type="float" office:value="10" calcext:value-type="float">
            <text:p>10</text:p>
          </table:table-cell>
          <table:table-cell table:formula="of:=SUM([.AB3:.AB202])" office:value-type="float" office:value="13" calcext:value-type="float">
            <text:p>13</text:p>
          </table:table-cell>
          <table:table-cell table:formula="of:=SUM([.AC3:.AC202])" office:value-type="float" office:value="10" calcext:value-type="float">
            <text:p>10</text:p>
          </table:table-cell>
          <table:table-cell table:formula="of:=SUM([.AD3:.AD202])" office:value-type="float" office:value="11" calcext:value-type="float">
            <text:p>11</text:p>
          </table:table-cell>
          <table:table-cell table:formula="of:=SUM([.AE3:.AE202])" office:value-type="float" office:value="22" calcext:value-type="float">
            <text:p>22</text:p>
          </table:table-cell>
          <table:table-cell table:formula="of:=SUM([.AF3:.AF202])" office:value-type="float" office:value="10" calcext:value-type="float">
            <text:p>10</text:p>
          </table:table-cell>
          <table:table-cell table:formula="of:=SUM([.AG3:.AG202])" office:value-type="float" office:value="44" calcext:value-type="float">
            <text:p>44</text:p>
          </table:table-cell>
          <table:table-cell table:formula="of:=SUM([.AH3:.AH202])" office:value-type="float" office:value="11" calcext:value-type="float">
            <text:p>11</text:p>
          </table:table-cell>
          <table:table-cell table:formula="of:=SUM([.AI3:.AI202])" office:value-type="float" office:value="9" calcext:value-type="float">
            <text:p>9</text:p>
          </table:table-cell>
          <table:table-cell table:formula="of:=SUM([.AJ3:.AJ202])" office:value-type="float" office:value="9" calcext:value-type="float">
            <text:p>9</text:p>
          </table:table-cell>
          <table:table-cell table:formula="of:=SUM([.AK3:.AK202])" office:value-type="float" office:value="18" calcext:value-type="float">
            <text:p>18</text:p>
          </table:table-cell>
          <table:table-cell table:formula="of:=SUM([.AL3:.AL202])" office:value-type="float" office:value="10" calcext:value-type="float">
            <text:p>10</text:p>
          </table:table-cell>
          <table:table-cell table:formula="of:=SUM([.AM3:.AM202])" office:value-type="float" office:value="11" calcext:value-type="float">
            <text:p>11</text:p>
          </table:table-cell>
          <table:table-cell table:formula="of:=SUM([.AN3:.AN202])" office:value-type="float" office:value="31" calcext:value-type="float">
            <text:p>31</text:p>
          </table:table-cell>
          <table:table-cell table:formula="of:=SUM([.AO3:.AO202])" office:value-type="float" office:value="14" calcext:value-type="float">
            <text:p>14</text:p>
          </table:table-cell>
          <table:table-cell table:formula="of:=SUM([.AP3:.AP202])" office:value-type="float" office:value="12" calcext:value-type="float">
            <text:p>12</text:p>
          </table:table-cell>
          <table:table-cell table:formula="of:=SUM([.AQ3:.AQ202])" office:value-type="float" office:value="19" calcext:value-type="float">
            <text:p>19</text:p>
          </table:table-cell>
        </table:table-row>
        <table:table-row table:style-name="ro4" table:number-rows-repeated="1048372">
          <table:table-cell table:number-columns-repeated="43"/>
        </table:table-row>
        <table:table-row table:style-name="ro4">
          <table:table-cell table:number-columns-repeated="43"/>
        </table:table-row>
        <calcext:conditional-formats>
          <calcext:conditional-format calcext:target-range-address="AB_table.D3:AB_table.AQ202">
            <calcext:color-scale>
              <calcext:color-scale-entry calcext:value="0" calcext:type="minimum" calcext:color="#eeeeee"/>
              <calcext:color-scale-entry calcext:value="50" calcext:type="percentile" calcext:color="#ffffff"/>
              <calcext:color-scale-entry calcext:value="0" calcext:type="maximum" calcext:color="#669900"/>
            </calcext:color-scale>
          </calcext:conditional-format>
        </calcext:conditional-formats>
      </table:table>
      <table:table table:name="Sheet2" table:style-name="ta2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0" table:default-cell-style-name="Default"/>
        <table:table-column table:style-name="co10" table:default-cell-style-name="Default"/>
        <table:table-row table:style-name="ro5">
          <table:table-cell/>
          <table:table-cell table:style-name="ce12"/>
          <table:table-cell table:number-columns-repeated="2"/>
          <table:table-cell table:style-name="ce17" office:value-type="string" calcext:value-type="string" table:number-columns-spanned="40" table:number-rows-spanned="1">
            <text:p><text:span text:style-name="T1">L.rubellus</text:span><text:span text:style-name="T2"> Sample Presence by lineage</text:span></text:p>
          </table:table-cell>
          <table:covered-table-cell table:style-name="ce28"/>
          <table:covered-table-cell table:style-name="ce30"/>
          <table:covered-table-cell table:style-name="ce28"/>
          <table:covered-table-cell table:number-columns-repeated="6" table:style-name="ce30"/>
          <table:covered-table-cell table:number-columns-repeated="2" table:style-name="ce28"/>
          <table:covered-table-cell table:number-columns-repeated="3" table:style-name="ce30"/>
          <table:covered-table-cell table:style-name="ce28"/>
          <table:covered-table-cell table:style-name="ce30"/>
          <table:covered-table-cell table:style-name="ce28"/>
          <table:covered-table-cell table:number-columns-repeated="11" table:style-name="ce30"/>
          <table:covered-table-cell table:style-name="ce28"/>
          <table:covered-table-cell table:number-columns-repeated="9" table:style-name="ce30"/>
          <table:covered-table-cell table:style-name="ce28"/>
          <table:table-cell table:style-name="ce12"/>
        </table:table-row>
        <table:table-row table:style-name="ro6">
          <table:table-cell table:style-name="ce10" office:value-type="string" calcext:value-type="string">
            <text:p>Pair ID</text:p>
          </table:table-cell>
          <table:table-cell table:style-name="ce10" office:value-type="string" calcext:value-type="string">
            <text:p>Span ID</text:p>
          </table:table-cell>
          <table:table-cell table:style-name="ce15" office:value-type="string" calcext:value-type="string">
            <text:p>Length (bp)</text:p>
          </table:table-cell>
          <table:table-cell/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number-columns-repeated="6" table:style-name="ce18" office:value-type="string" calcext:value-type="string">
            <text:p>A</text:p>
          </table:table-cell>
          <table:table-cell table:number-columns-repeated="2" table:style-name="ce29" office:value-type="string" calcext:value-type="string">
            <text:p>B</text:p>
          </table:table-cell>
          <table:table-cell table:number-columns-repeated="3"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number-columns-repeated="11"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number-columns-repeated="9" table:style-name="ce18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10" office:value-type="string" calcext:value-type="string">
            <text:p>Match Enrichment Factor</text:p>
          </table:table-cell>
        </table:table-row>
        <table:table-row table:style-name="ro4"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13" office:value-type="float" office:value="81" calcext:value-type="float">
            <text:p>81</text:p>
          </table:table-cell>
          <table:table-cell table:style-name="ce16" office:value-type="float" office:value="128424" calcext:value-type="float">
            <text:p>128,424</text:p>
          </table:table-cell>
          <table:table-cell table:style-name="ce2"/>
          <table:table-cell table:number-columns-repeated="29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" office:value-type="float" office:value="457.84" calcext:value-type="float" table:number-columns-spanned="1" table:number-rows-spanned="2">
            <text:p>457.84</text:p>
          </table:table-cell>
        </table:table-row>
        <table:table-row table:style-name="ro4">
          <table:covered-table-cell/>
          <table:table-cell table:style-name="ce13" office:value-type="float" office:value="98" calcext:value-type="float">
            <text:p>98</text:p>
          </table:table-cell>
          <table:table-cell table:style-name="ce16" office:value-type="float" office:value="198372" calcext:value-type="float">
            <text:p>198,372</text:p>
          </table:table-cell>
          <table:table-cell table:style-name="ce2"/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9" table:style-name="ce20" office:value-type="float" office:value="0" calcext:value-type="float">
            <text:p>0</text:p>
          </table:table-cell>
          <table:covered-table-cell table:style-name="ce14"/>
        </table:table-row>
        <table:table-row table:style-name="ro4">
          <table:table-cell/>
          <table:table-cell table:style-name="ce14" table:number-columns-repeated="2"/>
          <table:table-cell/>
          <table:table-cell table:style-name="ce21" table:number-columns-repeated="40"/>
          <table:table-cell table:style-name="ce14"/>
        </table:table-row>
        <table:table-row table:style-name="ro4">
          <table:table-cell table:style-name="ce11" office:value-type="float" office:value="2" calcext:value-type="float" table:number-columns-spanned="1" table:number-rows-spanned="2">
            <text:p>2</text:p>
          </table:table-cell>
          <table:table-cell table:style-name="ce13" office:value-type="float" office:value="66" calcext:value-type="float">
            <text:p>66</text:p>
          </table:table-cell>
          <table:table-cell table:style-name="ce16" office:value-type="float" office:value="85505" calcext:value-type="float">
            <text:p>85,505</text:p>
          </table:table-cell>
          <table:table-cell table:style-name="ce2"/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3" office:value-type="float" office:value="299.58" calcext:value-type="float" table:number-columns-spanned="1" table:number-rows-spanned="2">
            <text:p>299.58</text:p>
          </table:table-cell>
        </table:table-row>
        <table:table-row table:style-name="ro4">
          <table:covered-table-cell/>
          <table:table-cell table:style-name="ce13" office:value-type="float" office:value="119" calcext:value-type="float">
            <text:p>119</text:p>
          </table:table-cell>
          <table:table-cell table:style-name="ce16" office:value-type="float" office:value="130835" calcext:value-type="float">
            <text:p>130,835</text:p>
          </table:table-cell>
          <table:table-cell table:style-name="ce2"/>
          <table:table-cell table:number-columns-repeated="19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7" table:style-name="ce23" office:value-type="float" office:value="0" calcext:value-type="float">
            <text:p>0</text:p>
          </table:table-cell>
          <table:covered-table-cell table:style-name="ce14"/>
        </table:table-row>
        <table:table-row table:style-name="ro4">
          <table:table-cell/>
          <table:table-cell table:style-name="ce14" table:number-columns-repeated="2"/>
          <table:table-cell/>
          <table:table-cell table:style-name="ce21" table:number-columns-repeated="40"/>
          <table:table-cell table:style-name="ce14"/>
        </table:table-row>
        <table:table-row table:style-name="ro4">
          <table:table-cell table:style-name="ce11" office:value-type="float" office:value="3" calcext:value-type="float" table:number-columns-spanned="1" table:number-rows-spanned="2">
            <text:p>3</text:p>
          </table:table-cell>
          <table:table-cell table:style-name="ce13" office:value-type="float" office:value="195" calcext:value-type="float">
            <text:p>195</text:p>
          </table:table-cell>
          <table:table-cell table:style-name="ce16" office:value-type="float" office:value="137336" calcext:value-type="float">
            <text:p>137,336</text:p>
          </table:table-cell>
          <table:table-cell table:style-name="ce2"/>
          <table:table-cell table:number-columns-repeated="2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5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3" office:value-type="float" office:value="296.31" calcext:value-type="float" table:number-columns-spanned="1" table:number-rows-spanned="2">
            <text:p>296.31</text:p>
          </table:table-cell>
        </table:table-row>
        <table:table-row table:style-name="ro4">
          <table:covered-table-cell/>
          <table:table-cell table:style-name="ce13" office:value-type="float" office:value="174" calcext:value-type="float">
            <text:p>174</text:p>
          </table:table-cell>
          <table:table-cell table:style-name="ce16" office:value-type="float" office:value="148307" calcext:value-type="float">
            <text:p>148,307</text:p>
          </table:table-cell>
          <table:table-cell table:style-name="ce2"/>
          <table:table-cell table:number-columns-repeated="15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1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table:style-name="ce25" office:value-type="float" office:value="0" calcext:value-type="float">
            <text:p>0</text:p>
          </table:table-cell>
          <table:covered-table-cell table:style-name="ce14"/>
        </table:table-row>
        <table:table-row table:style-name="ro4">
          <table:table-cell/>
          <table:table-cell table:style-name="ce14" table:number-columns-repeated="2"/>
          <table:table-cell/>
          <table:table-cell table:style-name="ce21" table:number-columns-repeated="40"/>
          <table:table-cell table:style-name="ce14"/>
        </table:table-row>
        <table:table-row table:style-name="ro4">
          <table:table-cell table:style-name="ce11" office:value-type="float" office:value="4" calcext:value-type="float" table:number-columns-spanned="1" table:number-rows-spanned="2">
            <text:p>4</text:p>
          </table:table-cell>
          <table:table-cell table:style-name="ce13" office:value-type="float" office:value="89" calcext:value-type="float">
            <text:p>89</text:p>
          </table:table-cell>
          <table:table-cell table:style-name="ce16" office:value-type="float" office:value="102967" calcext:value-type="float">
            <text:p>102,967</text:p>
          </table:table-cell>
          <table:table-cell table:style-name="ce2"/>
          <table:table-cell table:number-columns-repeated="10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6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3" office:value-type="float" office:value="207.56" calcext:value-type="float" table:number-columns-spanned="1" table:number-rows-spanned="2">
            <text:p>207.56</text:p>
          </table:table-cell>
        </table:table-row>
        <table:table-row table:style-name="ro4">
          <table:covered-table-cell/>
          <table:table-cell table:style-name="ce13" office:value-type="float" office:value="180" calcext:value-type="float">
            <text:p>180</text:p>
          </table:table-cell>
          <table:table-cell table:style-name="ce16" office:value-type="float" office:value="130232" calcext:value-type="float">
            <text:p>130,232</text:p>
          </table:table-cell>
          <table:table-cell table:style-name="ce2"/>
          <table:table-cell table:number-columns-repeated="27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" table:style-name="ce27" office:value-type="float" office:value="0" calcext:value-type="float">
            <text:p>0</text:p>
          </table:table-cell>
          <table:covered-table-cell table:style-name="ce14"/>
        </table:table-row>
        <table:table-row table:style-name="ro4" table:number-rows-repeated="14">
          <table:table-cell table:number-columns-repeated="45"/>
        </table:table-row>
        <table:table-row table:style-name="ro4">
          <table:table-cell table:number-columns-repeated="3"/>
          <table:table-cell table:formula="of:=FLOOR([.C28])" office:value-type="float" office:value="0" calcext:value-type="float">
            <text:p>0</text:p>
          </table:table-cell>
          <table:table-cell table:number-columns-repeated="41"/>
        </table:table-row>
        <calcext:conditional-formats>
          <calcext:conditional-format calcext:target-range-address="Sheet2.E3:Sheet2.AR3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4:Sheet2.AR4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6:Sheet2.AR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7:Sheet2.AR7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9:Sheet2.AR9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10:Sheet2.AR10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12:Sheet2.AR12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Sheet2.E13:Sheet2.AR13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AB_table.A1:AB_table.AQ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3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506.01mm" fo:page-height="297mm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 style:data-style-name="N2" text:time-value="15:00:45.515976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andscape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1T15:21:45.753253717</dc:date>
    <meta:editing-duration>PT2H34M20S</meta:editing-duration>
    <meta:editing-cycles>7</meta:editing-cycles>
    <meta:generator>LibreOffice/5.1.6.2$Linux_X86_64 LibreOffice_project/10m0$Build-2</meta:generator>
    <meta:document-statistic meta:table-count="2" meta:cell-count="9074" meta:object-count="0"/>
  </office:meta>
</office:document-meta>
</file>